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13.28208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" style:family="table-cell">
      <style:map style:condition="of:cell-content()=&quot;Done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Stan</text:p>
          </table:table-cell>
          <table:table-cell office:value-type="string" table:style-name="ce1">
            <text:p>Moduł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Stworzyc prosty mechanizm do renderowania scen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Dodac prosty model podlogi (punkt poczatku i wielkosc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Wyswietlic podloge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Dodac prosta interakcje, która bedzie przekazywac obiekty beda wyswietlane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Implementacja w interakcji sledzenia mysz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Implementacja obslugi podlogi (nie moze wychodzic poza podloge)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Dodac prosty model sciany (poczatek, transformacja i siatka)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Dodac obsluge klikniecia - tworzenie instancji scian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Implementacja obslugi tworzenia siatki scian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<text:s/>Implementacja w interakcji regeneracji siatki podczas ruchu mysz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Obsługa wyświetlania możliwych akcji.</text:p>
          </table:table-cell>
          <table:table-cell office:value-type="string" table:style-name="ce3">
            <text:p>Done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Obsługa startu akcji (interakcji).</text:p>
          </table:table-cell>
          <table:table-cell office:value-type="string" table:style-name="ce3">
            <text:p>Done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Obsługa snapowania do instniejących ścian.</text:p>
          </table:table-cell>
          <table:table-cell office:value-type="string" table:style-name="ce3">
            <text:p>To Do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Serwis do pamiętania i wyszukiwania istniejących obiektów.</text:p>
          </table:table-cell>
          <table:table-cell office:value-type="string" table:style-name="ce3">
            <text:p>In progress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Interakcja do usuwania ściany.</text:p>
          </table:table-cell>
          <table:table-cell office:value-type="string" table:style-name="ce3">
            <text:p>To Do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Przełożenie kodu js do zewnętrznego pliku.</text:p>
          </table:table-cell>
          <table:table-cell office:value-type="string" table:style-name="ce3">
            <text:p>To Do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Użycie jQuery do obsługi eventów przez engine</text:p>
          </table:table-cell>
          <table:table-cell office:value-type="string" table:style-name="ce3">
            <text:p>To Do</text:p>
          </table:table-cell>
          <table:table-cell table:number-columns-repeated="16381"/>
        </table:table-row>
        <table:table-row table:number-rows-repeated="6" table:style-name="ro1">
          <table:table-cell table:number-columns-repeated="2"/>
          <table:table-cell table:style-name="ce3"/>
          <table:table-cell table:number-columns-repeated="16381"/>
        </table:table-row>
        <table:table-row table:number-rows-repeated="1048552" table:style-name="ro1">
          <table:table-cell table:number-columns-repeated="16384"/>
        </table:table-row>
      </table:table>
      <table:database-ranges>
        <table:database-range table:target-range-address="Sheet1.A1:Sheet1.D18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D0CECE"/>
      <style:text-properties fo:color="#375623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kiewicz, Marek</meta:initial-creator>
    <dc:creator>Markiewicz, Marek</dc:creator>
    <meta:creation-date>2015-01-01T14:34:27Z</meta:creation-date>
    <dc:date>2015-01-11T21:41:30Z</dc:date>
  </office:meta>
</office:document-meta>
</file>